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section text:name="id_78c33849-1ed2-4436-bebe-8a5007bc04fa">
        <text:h text:style-name="Heading_20_1" text:outline-level="1"><text:bookmark-start text:name="test"/>Test<text:bookmark-end text:name="test"/></text:h>
      </text:section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2025-08-14T18:19:28Z</meta:creation-date>
    <dc:date>2025-08-14T18:19:28Z</dc:date>
    <meta:user-defined meta:name="jupyter" meta:value-type="string"/>
  </office:meta>
</office:document-meta>
</file>